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6.556cm" svg:y="9.503cm">
            <draw:object draw:notify-on-update-of-ranges="Sheet1.A1:Sheet1.A1 Sheet1.A2:Sheet1.A41 Sheet1.B1:Sheet1.B1 Sheet1.B2:Sheet1.B41 Sheet1.C1:Sheet1.C1 Sheet1.C2:Sheet1.C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ifi = 10 || Stas = 10</text:p>
          </table:table-cell>
          <table:table-cell office:value-type="string" calcext:value-type="string">
            <text:p>Wifi = 15 || Stas = 15</text:p>
          </table:table-cell>
          <table:table-cell office:value-type="string" calcext:value-type="string">
            <text:p>Wifi = 5 || Stas = 5</text:p>
          </table:table-cell>
        </table:table-row>
        <table:table-row table:style-name="ro1">
          <table:table-cell office:value-type="float" office:value="194.17" calcext:value-type="float">
            <text:p>194,17</text:p>
          </table:table-cell>
          <table:table-cell office:value-type="float" office:value="171.57" calcext:value-type="float">
            <text:p>171,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.77" calcext:value-type="float">
            <text:p>207,77</text:p>
          </table:table-cell>
          <table:table-cell office:value-type="float" office:value="0" calcext:value-type="float">
            <text:p>0</text:p>
          </table:table-cell>
          <table:table-cell office:value-type="float" office:value="735.27" calcext:value-type="float">
            <text:p>735,27</text:p>
          </table:table-cell>
        </table:table-row>
        <table:table-row table:style-name="ro1">
          <table:table-cell office:value-type="float" office:value="52.91" calcext:value-type="float">
            <text:p>52,91</text:p>
          </table:table-cell>
          <table:table-cell office:value-type="float" office:value="108.57" calcext:value-type="float">
            <text:p>108,57</text:p>
          </table:table-cell>
          <table:table-cell office:value-type="float" office:value="682.82" calcext:value-type="float">
            <text:p>682,82</text:p>
          </table:table-cell>
        </table:table-row>
        <table:table-row table:style-name="ro1">
          <table:table-cell office:value-type="float" office:value="211.32" calcext:value-type="float">
            <text:p>211,32</text:p>
          </table:table-cell>
          <table:table-cell office:value-type="float" office:value="23.6" calcext:value-type="float">
            <text:p>23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.54" calcext:value-type="float">
            <text:p>438,54</text:p>
          </table:table-cell>
          <table:table-cell office:value-type="float" office:value="188.51" calcext:value-type="float">
            <text:p>188,51</text:p>
          </table:table-cell>
          <table:table-cell office:value-type="float" office:value="730.68" calcext:value-type="float">
            <text:p>730,68</text:p>
          </table:table-cell>
        </table:table-row>
        <table:table-row table:style-name="ro1">
          <table:table-cell office:value-type="float" office:value="392.03" calcext:value-type="float">
            <text:p>392,03</text:p>
          </table:table-cell>
          <table:table-cell office:value-type="float" office:value="60.92" calcext:value-type="float">
            <text:p>60,92</text:p>
          </table:table-cell>
          <table:table-cell office:value-type="float" office:value="819.85" calcext:value-type="float">
            <text:p>819,85</text:p>
          </table:table-cell>
        </table:table-row>
        <table:table-row table:style-name="ro1">
          <table:table-cell office:value-type="float" office:value="82.56" calcext:value-type="float">
            <text:p>82,56</text:p>
          </table:table-cell>
          <table:table-cell office:value-type="float" office:value="168.46" calcext:value-type="float">
            <text:p>168,46</text:p>
          </table:table-cell>
          <table:table-cell office:value-type="float" office:value="349.11" calcext:value-type="float">
            <text:p>349,1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.93" calcext:value-type="float">
            <text:p>363,93</text:p>
          </table:table-cell>
          <table:table-cell office:value-type="float" office:value="60.31" calcext:value-type="float">
            <text:p>60,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.71" calcext:value-type="float">
            <text:p>483,71</text:p>
          </table:table-cell>
          <table:table-cell office:value-type="float" office:value="1035.54" calcext:value-type="float">
            <text:p>1035,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.5" calcext:value-type="float">
            <text:p>638,5</text:p>
          </table:table-cell>
          <table:table-cell office:value-type="float" office:value="74.79" calcext:value-type="float">
            <text:p>74,79</text:p>
          </table:table-cell>
          <table:table-cell office:value-type="float" office:value="602.81" calcext:value-type="float">
            <text:p>602,81</text:p>
          </table:table-cell>
        </table:table-row>
        <table:table-row table:style-name="ro1">
          <table:table-cell office:value-type="float" office:value="609.12" calcext:value-type="float">
            <text:p>609,12</text:p>
          </table:table-cell>
          <table:table-cell office:value-type="float" office:value="0" calcext:value-type="float">
            <text:p>0</text:p>
          </table:table-cell>
          <table:table-cell office:value-type="float" office:value="598.92" calcext:value-type="float">
            <text:p>598,92</text:p>
          </table:table-cell>
        </table:table-row>
        <table:table-row table:style-name="ro1">
          <table:table-cell office:value-type="float" office:value="356.34" calcext:value-type="float">
            <text:p>356,34</text:p>
          </table:table-cell>
          <table:table-cell office:value-type="float" office:value="496.08" calcext:value-type="float">
            <text:p>496,08</text:p>
          </table:table-cell>
          <table:table-cell office:value-type="float" office:value="521.73" calcext:value-type="float">
            <text:p>521,73</text:p>
          </table:table-cell>
        </table:table-row>
        <table:table-row table:style-name="ro1">
          <table:table-cell office:value-type="float" office:value="39.25" calcext:value-type="float">
            <text:p>39,25</text:p>
          </table:table-cell>
          <table:table-cell office:value-type="float" office:value="0" calcext:value-type="float">
            <text:p>0</text:p>
          </table:table-cell>
          <table:table-cell office:value-type="float" office:value="567.29" calcext:value-type="float">
            <text:p>567,29</text:p>
          </table:table-cell>
        </table:table-row>
        <table:table-row table:style-name="ro1">
          <table:table-cell office:value-type="float" office:value="360.94" calcext:value-type="float">
            <text:p>360,94</text:p>
          </table:table-cell>
          <table:table-cell office:value-type="float" office:value="185.19" calcext:value-type="float">
            <text:p>185,19</text:p>
          </table:table-cell>
          <table:table-cell office:value-type="float" office:value="911.21" calcext:value-type="float">
            <text:p>911,21</text:p>
          </table:table-cell>
        </table:table-row>
        <table:table-row table:style-name="ro1">
          <table:table-cell office:value-type="float" office:value="199.23" calcext:value-type="float">
            <text:p>199,23</text:p>
          </table:table-cell>
          <table:table-cell office:value-type="float" office:value="396.74" calcext:value-type="float">
            <text:p>396,74</text:p>
          </table:table-cell>
          <table:table-cell office:value-type="float" office:value="543.31" calcext:value-type="float">
            <text:p>543,31</text:p>
          </table:table-cell>
        </table:table-row>
        <table:table-row table:style-name="ro1">
          <table:table-cell office:value-type="float" office:value="1401.34" calcext:value-type="float">
            <text:p>1401,34</text:p>
          </table:table-cell>
          <table:table-cell office:value-type="float" office:value="396.82" calcext:value-type="float">
            <text:p>396,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.99" calcext:value-type="float">
            <text:p>25,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.8" calcext:value-type="float">
            <text:p>646,8</text:p>
          </table:table-cell>
          <table:table-cell office:value-type="float" office:value="0" calcext:value-type="float">
            <text:p>0</text:p>
          </table:table-cell>
          <table:table-cell office:value-type="float" office:value="830.53" calcext:value-type="float">
            <text:p>830,53</text:p>
          </table:table-cell>
        </table:table-row>
        <table:table-row table:style-name="ro1">
          <table:table-cell office:value-type="float" office:value="252.78" calcext:value-type="float">
            <text:p>252,78</text:p>
          </table:table-cell>
          <table:table-cell office:value-type="float" office:value="0" calcext:value-type="float">
            <text:p>0</text:p>
          </table:table-cell>
          <table:table-cell office:value-type="float" office:value="581.25" calcext:value-type="float">
            <text:p>581,25</text:p>
          </table:table-cell>
        </table:table-row>
        <table:table-row table:style-name="ro1">
          <table:table-cell office:value-type="float" office:value="364.57" calcext:value-type="float">
            <text:p>364,57</text:p>
          </table:table-cell>
          <table:table-cell office:value-type="float" office:value="295.38" calcext:value-type="float">
            <text:p>295,38</text:p>
          </table:table-cell>
          <table:table-cell office:value-type="float" office:value="838.99" calcext:value-type="float">
            <text:p>838,99</text:p>
          </table:table-cell>
        </table:table-row>
        <table:table-row table:style-name="ro1">
          <table:table-cell office:value-type="float" office:value="578.27" calcext:value-type="float">
            <text:p>578,27</text:p>
          </table:table-cell>
          <table:table-cell office:value-type="float" office:value="307.2" calcext:value-type="float">
            <text:p>307,2</text:p>
          </table:table-cell>
          <table:table-cell office:value-type="float" office:value="817.06" calcext:value-type="float">
            <text:p>817,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4.17" calcext:value-type="float">
            <text:p>204,17</text:p>
          </table:table-cell>
          <table:table-cell office:value-type="float" office:value="528.39" calcext:value-type="float">
            <text:p>528,39</text:p>
          </table:table-cell>
        </table:table-row>
        <table:table-row table:style-name="ro1">
          <table:table-cell office:value-type="float" office:value="1083.17" calcext:value-type="float">
            <text:p>1083,17</text:p>
          </table:table-cell>
          <table:table-cell office:value-type="float" office:value="0" calcext:value-type="float">
            <text:p>0</text:p>
          </table:table-cell>
          <table:table-cell office:value-type="float" office:value="522.76" calcext:value-type="float">
            <text:p>522,76</text:p>
          </table:table-cell>
        </table:table-row>
        <table:table-row table:style-name="ro1">
          <table:table-cell office:value-type="float" office:value="325.99" calcext:value-type="float">
            <text:p>325,99</text:p>
          </table:table-cell>
          <table:table-cell office:value-type="float" office:value="0" calcext:value-type="float">
            <text:p>0</text:p>
          </table:table-cell>
          <table:table-cell office:value-type="float" office:value="797.27" calcext:value-type="float">
            <text:p>797,27</text:p>
          </table:table-cell>
        </table:table-row>
        <table:table-row table:style-name="ro1">
          <table:table-cell office:value-type="float" office:value="578.74" calcext:value-type="float">
            <text:p>578,74</text:p>
          </table:table-cell>
          <table:table-cell office:value-type="float" office:value="409.3" calcext:value-type="float">
            <text:p>409,3</text:p>
          </table:table-cell>
          <table:table-cell office:value-type="float" office:value="750.29" calcext:value-type="float">
            <text:p>750,29</text:p>
          </table:table-cell>
        </table:table-row>
        <table:table-row table:style-name="ro1">
          <table:table-cell office:value-type="float" office:value="255.02" calcext:value-type="float">
            <text:p>255,02</text:p>
          </table:table-cell>
          <table:table-cell office:value-type="float" office:value="28.95" calcext:value-type="float">
            <text:p>28,95</text:p>
          </table:table-cell>
          <table:table-cell office:value-type="float" office:value="878.03" calcext:value-type="float">
            <text:p>878,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.96" calcext:value-type="float">
            <text:p>24,96</text:p>
          </table:table-cell>
          <table:table-cell office:value-type="float" office:value="810.47" calcext:value-type="float">
            <text:p>810,47</text:p>
          </table:table-cell>
        </table:table-row>
        <table:table-row table:style-name="ro1">
          <table:table-cell office:value-type="float" office:value="350.96" calcext:value-type="float">
            <text:p>350,96</text:p>
          </table:table-cell>
          <table:table-cell office:value-type="float" office:value="30.9" calcext:value-type="float">
            <text:p>30,9</text:p>
          </table:table-cell>
          <table:table-cell office:value-type="float" office:value="599.84" calcext:value-type="float">
            <text:p>599,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8.48" calcext:value-type="float">
            <text:p>1018,48</text:p>
          </table:table-cell>
          <table:table-cell office:value-type="float" office:value="836.83" calcext:value-type="float">
            <text:p>836,83</text:p>
          </table:table-cell>
        </table:table-row>
        <table:table-row table:style-name="ro1">
          <table:table-cell office:value-type="float" office:value="298.06" calcext:value-type="float">
            <text:p>298,06</text:p>
          </table:table-cell>
          <table:table-cell office:value-type="float" office:value="27.5" calcext:value-type="float">
            <text:p>27,5</text:p>
          </table:table-cell>
          <table:table-cell office:value-type="float" office:value="743.55" calcext:value-type="float">
            <text:p>743,55</text:p>
          </table:table-cell>
        </table:table-row>
        <table:table-row table:style-name="ro1">
          <table:table-cell office:value-type="float" office:value="336.5" calcext:value-type="float">
            <text:p>336,5</text:p>
          </table:table-cell>
          <table:table-cell office:value-type="float" office:value="16.01" calcext:value-type="float">
            <text:p>16,01</text:p>
          </table:table-cell>
          <table:table-cell office:value-type="float" office:value="262.71" calcext:value-type="float">
            <text:p>262,71</text:p>
          </table:table-cell>
        </table:table-row>
        <table:table-row table:style-name="ro1">
          <table:table-cell office:value-type="float" office:value="404.58" calcext:value-type="float">
            <text:p>404,58</text:p>
          </table:table-cell>
          <table:table-cell office:value-type="float" office:value="0" calcext:value-type="float">
            <text:p>0</text:p>
          </table:table-cell>
          <table:table-cell office:value-type="float" office:value="386.32" calcext:value-type="float">
            <text:p>386,32</text:p>
          </table:table-cell>
        </table:table-row>
        <table:table-row table:style-name="ro1">
          <table:table-cell office:value-type="float" office:value="437.39" calcext:value-type="float">
            <text:p>437,39</text:p>
          </table:table-cell>
          <table:table-cell office:value-type="float" office:value="0" calcext:value-type="float">
            <text:p>0</text:p>
          </table:table-cell>
          <table:table-cell office:value-type="float" office:value="261.47" calcext:value-type="float">
            <text:p>261,47</text:p>
          </table:table-cell>
        </table:table-row>
        <table:table-row table:style-name="ro1">
          <table:table-cell office:value-type="float" office:value="1412.99" calcext:value-type="float">
            <text:p>1412,99</text:p>
          </table:table-cell>
          <table:table-cell office:value-type="float" office:value="0" calcext:value-type="float">
            <text:p>0</text:p>
          </table:table-cell>
          <table:table-cell office:value-type="float" office:value="434.61" calcext:value-type="float">
            <text:p>434,61</text:p>
          </table:table-cell>
        </table:table-row>
        <table:table-row table:style-name="ro1">
          <table:table-cell office:value-type="float" office:value="62.63" calcext:value-type="float">
            <text:p>62,63</text:p>
          </table:table-cell>
          <table:table-cell office:value-type="float" office:value="0" calcext:value-type="float">
            <text:p>0</text:p>
          </table:table-cell>
          <table:table-cell office:value-type="float" office:value="394.67" calcext:value-type="float">
            <text:p>394,67</text:p>
          </table:table-cell>
        </table:table-row>
        <table:table-row table:style-name="ro1">
          <table:table-cell office:value-type="float" office:value="455.78" calcext:value-type="float">
            <text:p>455,78</text:p>
          </table:table-cell>
          <table:table-cell office:value-type="float" office:value="109.34" calcext:value-type="float">
            <text:p>109,34</text:p>
          </table:table-cell>
          <table:table-cell office:value-type="float" office:value="488.79" calcext:value-type="float">
            <text:p>488,79</text:p>
          </table:table-cell>
        </table:table-row>
        <table:table-row table:style-name="ro1">
          <table:table-cell office:value-type="float" office:value="268.35" calcext:value-type="float">
            <text:p>268,35</text:p>
          </table:table-cell>
          <table:table-cell office:value-type="float" office:value="108.93" calcext:value-type="float">
            <text:p>108,93</text:p>
          </table:table-cell>
          <table:table-cell office:value-type="float" office:value="454.8" calcext:value-type="float">
            <text:p>454,8</text:p>
          </table:table-cell>
        </table:table-row>
        <table:table-row table:style-name="ro1">
          <table:table-cell office:value-type="float" office:value="510.78" calcext:value-type="float">
            <text:p>510,78</text:p>
          </table:table-cell>
          <table:table-cell office:value-type="float" office:value="115.39" calcext:value-type="float">
            <text:p>115,39</text:p>
          </table:table-cell>
          <table:table-cell office:value-type="float" office:value="263.87" calcext:value-type="float">
            <text:p>263,87</text:p>
          </table:table-cell>
        </table:table-row>
        <table:table-row table:style-name="ro1">
          <table:table-cell office:value-type="float" office:value="500.84" calcext:value-type="float">
            <text:p>500,84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A4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6:21:09.740512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15:55:03.006611666</meta:creation-date>
    <dc:date>2021-10-01T16:25:18.204854053</dc:date>
    <meta:editing-duration>PT12M37S</meta:editing-duration>
    <meta:editing-cycles>2</meta:editing-cycles>
    <meta:generator>LibreOffice/6.4.7.2$Linux_X86_64 LibreOffice_project/40$Build-2</meta:generator>
    <meta:document-statistic meta:table-count="1" meta:cell-count="12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11cm" svg:y="0.316cm" chart:style-name="ch2">
          <text:p>Gráfico atraso médio (ms)</text:p>
        </chart:title>
        <chart:legend chart:legend-position="end" svg:x="11.402cm" svg:y="3.703cm" style:legend-expansion="high" chart:style-name="ch3"/>
        <chart:plot-area chart:style-name="ch4" table:cell-range-address="Sheet1.A1:Sheet1.C41" chart:data-source-has-labels="row" svg:x="0.32cm" svg:y="1.275cm" svg:width="10.762cm" svg:height="7.545cm">
          <chartooo:coordinate-region svg:x="1.127cm" svg:y="1.474cm" svg:width="9.63cm" svg:height="6.55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41" chart:label-cell-address="Sheet1.A1:Sheet1.A1" chart:class="chart:line">
            <chart:data-point chart:repeated="40"/>
          </chart:series>
          <chart:series chart:style-name="ch8" chart:values-cell-range-address="Sheet1.B2:Sheet1.B41" chart:label-cell-address="Sheet1.B1:Sheet1.B1" chart:class="chart:line">
            <chart:data-point chart:repeated="40"/>
          </chart:series>
          <chart:series chart:style-name="ch9" chart:values-cell-range-address="Sheet1.C2:Sheet1.C41" chart:label-cell-address="Sheet1.C1:Sheet1.C1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fi = 10 || Stas = 10</text:p>
                <draw:g>
                  <svg:desc>Sheet1.A1:Sheet1.A1</svg:desc>
                </draw:g>
              </table:table-cell>
              <table:table-cell office:value-type="string">
                <text:p>Wifi = 15 || Stas = 15</text:p>
                <draw:g>
                  <svg:desc>Sheet1.B1:Sheet1.B1</svg:desc>
                </draw:g>
              </table:table-cell>
              <table:table-cell office:value-type="string">
                <text:p>Wifi = 5 || Stas = 5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4.17">
                <text:p>194.17</text:p>
                <draw:g>
                  <svg:desc>Sheet1.A2:Sheet1.A41</svg:desc>
                </draw:g>
              </table:table-cell>
              <table:table-cell office:value-type="float" office:value="171.57">
                <text:p>171.57</text:p>
                <draw:g>
                  <svg:desc>Sheet1.B2:Sheet1.B41</svg:desc>
                </draw:g>
              </table:table-cell>
              <table:table-cell office:value-type="float" office:value="0">
                <text:p>0</text:p>
                <draw:g>
                  <svg:desc>Sheet1.C2:Sheet1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7.77">
                <text:p>207.77</text:p>
              </table:table-cell>
              <table:table-cell office:value-type="float" office:value="0">
                <text:p>0</text:p>
              </table:table-cell>
              <table:table-cell office:value-type="float" office:value="735.27">
                <text:p>735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.91">
                <text:p>52.91</text:p>
              </table:table-cell>
              <table:table-cell office:value-type="float" office:value="108.57">
                <text:p>108.57</text:p>
              </table:table-cell>
              <table:table-cell office:value-type="float" office:value="682.82">
                <text:p>682.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1.32">
                <text:p>211.32</text:p>
              </table:table-cell>
              <table:table-cell office:value-type="float" office:value="23.6">
                <text:p>2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8.54">
                <text:p>438.54</text:p>
              </table:table-cell>
              <table:table-cell office:value-type="float" office:value="188.51">
                <text:p>188.51</text:p>
              </table:table-cell>
              <table:table-cell office:value-type="float" office:value="730.68">
                <text:p>730.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2.03">
                <text:p>392.03</text:p>
              </table:table-cell>
              <table:table-cell office:value-type="float" office:value="60.92">
                <text:p>60.92</text:p>
              </table:table-cell>
              <table:table-cell office:value-type="float" office:value="819.85">
                <text:p>819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.56">
                <text:p>82.56</text:p>
              </table:table-cell>
              <table:table-cell office:value-type="float" office:value="168.46">
                <text:p>168.46</text:p>
              </table:table-cell>
              <table:table-cell office:value-type="float" office:value="349.11">
                <text:p>349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3.93">
                <text:p>363.93</text:p>
              </table:table-cell>
              <table:table-cell office:value-type="float" office:value="60.31">
                <text:p>60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3.71">
                <text:p>483.71</text:p>
              </table:table-cell>
              <table:table-cell office:value-type="float" office:value="1035.54">
                <text:p>1035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8.5">
                <text:p>638.5</text:p>
              </table:table-cell>
              <table:table-cell office:value-type="float" office:value="74.79">
                <text:p>74.79</text:p>
              </table:table-cell>
              <table:table-cell office:value-type="float" office:value="602.81">
                <text:p>602.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9.12">
                <text:p>609.12</text:p>
              </table:table-cell>
              <table:table-cell office:value-type="float" office:value="0">
                <text:p>0</text:p>
              </table:table-cell>
              <table:table-cell office:value-type="float" office:value="598.92">
                <text:p>598.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6.34">
                <text:p>356.34</text:p>
              </table:table-cell>
              <table:table-cell office:value-type="float" office:value="496.08">
                <text:p>496.08</text:p>
              </table:table-cell>
              <table:table-cell office:value-type="float" office:value="521.73">
                <text:p>521.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.25">
                <text:p>39.25</text:p>
              </table:table-cell>
              <table:table-cell office:value-type="float" office:value="0">
                <text:p>0</text:p>
              </table:table-cell>
              <table:table-cell office:value-type="float" office:value="567.29">
                <text:p>567.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0.94">
                <text:p>360.94</text:p>
              </table:table-cell>
              <table:table-cell office:value-type="float" office:value="185.19">
                <text:p>185.19</text:p>
              </table:table-cell>
              <table:table-cell office:value-type="float" office:value="911.21">
                <text:p>911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.23">
                <text:p>199.23</text:p>
              </table:table-cell>
              <table:table-cell office:value-type="float" office:value="396.74">
                <text:p>396.74</text:p>
              </table:table-cell>
              <table:table-cell office:value-type="float" office:value="543.31">
                <text:p>543.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1.34">
                <text:p>1401.34</text:p>
              </table:table-cell>
              <table:table-cell office:value-type="float" office:value="396.82">
                <text:p>396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5.99">
                <text:p>25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6.8">
                <text:p>646.8</text:p>
              </table:table-cell>
              <table:table-cell office:value-type="float" office:value="0">
                <text:p>0</text:p>
              </table:table-cell>
              <table:table-cell office:value-type="float" office:value="830.53">
                <text:p>830.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2.78">
                <text:p>252.78</text:p>
              </table:table-cell>
              <table:table-cell office:value-type="float" office:value="0">
                <text:p>0</text:p>
              </table:table-cell>
              <table:table-cell office:value-type="float" office:value="581.25">
                <text:p>581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4.57">
                <text:p>364.57</text:p>
              </table:table-cell>
              <table:table-cell office:value-type="float" office:value="295.38">
                <text:p>295.38</text:p>
              </table:table-cell>
              <table:table-cell office:value-type="float" office:value="838.99">
                <text:p>838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8.27">
                <text:p>578.27</text:p>
              </table:table-cell>
              <table:table-cell office:value-type="float" office:value="307.2">
                <text:p>307.2</text:p>
              </table:table-cell>
              <table:table-cell office:value-type="float" office:value="817.06">
                <text:p>817.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04.17">
                <text:p>204.17</text:p>
              </table:table-cell>
              <table:table-cell office:value-type="float" office:value="528.39">
                <text:p>528.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83.17">
                <text:p>1083.17</text:p>
              </table:table-cell>
              <table:table-cell office:value-type="float" office:value="0">
                <text:p>0</text:p>
              </table:table-cell>
              <table:table-cell office:value-type="float" office:value="522.76">
                <text:p>522.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5.99">
                <text:p>325.99</text:p>
              </table:table-cell>
              <table:table-cell office:value-type="float" office:value="0">
                <text:p>0</text:p>
              </table:table-cell>
              <table:table-cell office:value-type="float" office:value="797.27">
                <text:p>797.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8.74">
                <text:p>578.74</text:p>
              </table:table-cell>
              <table:table-cell office:value-type="float" office:value="409.3">
                <text:p>409.3</text:p>
              </table:table-cell>
              <table:table-cell office:value-type="float" office:value="750.29">
                <text:p>750.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5.02">
                <text:p>255.02</text:p>
              </table:table-cell>
              <table:table-cell office:value-type="float" office:value="28.95">
                <text:p>28.95</text:p>
              </table:table-cell>
              <table:table-cell office:value-type="float" office:value="878.03">
                <text:p>878.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4.96">
                <text:p>24.96</text:p>
              </table:table-cell>
              <table:table-cell office:value-type="float" office:value="810.47">
                <text:p>810.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0.96">
                <text:p>350.96</text:p>
              </table:table-cell>
              <table:table-cell office:value-type="float" office:value="30.9">
                <text:p>30.9</text:p>
              </table:table-cell>
              <table:table-cell office:value-type="float" office:value="599.84">
                <text:p>599.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018.48">
                <text:p>1018.48</text:p>
              </table:table-cell>
              <table:table-cell office:value-type="float" office:value="836.83">
                <text:p>836.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8.06">
                <text:p>298.06</text:p>
              </table:table-cell>
              <table:table-cell office:value-type="float" office:value="27.5">
                <text:p>27.5</text:p>
              </table:table-cell>
              <table:table-cell office:value-type="float" office:value="743.55">
                <text:p>743.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6.5">
                <text:p>336.5</text:p>
              </table:table-cell>
              <table:table-cell office:value-type="float" office:value="16.01">
                <text:p>16.01</text:p>
              </table:table-cell>
              <table:table-cell office:value-type="float" office:value="262.71">
                <text:p>262.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4.58">
                <text:p>404.58</text:p>
              </table:table-cell>
              <table:table-cell office:value-type="float" office:value="0">
                <text:p>0</text:p>
              </table:table-cell>
              <table:table-cell office:value-type="float" office:value="386.32">
                <text:p>386.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7.39">
                <text:p>437.39</text:p>
              </table:table-cell>
              <table:table-cell office:value-type="float" office:value="0">
                <text:p>0</text:p>
              </table:table-cell>
              <table:table-cell office:value-type="float" office:value="261.47">
                <text:p>261.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12.99">
                <text:p>1412.99</text:p>
              </table:table-cell>
              <table:table-cell office:value-type="float" office:value="0">
                <text:p>0</text:p>
              </table:table-cell>
              <table:table-cell office:value-type="float" office:value="434.61">
                <text:p>434.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2.63">
                <text:p>62.63</text:p>
              </table:table-cell>
              <table:table-cell office:value-type="float" office:value="0">
                <text:p>0</text:p>
              </table:table-cell>
              <table:table-cell office:value-type="float" office:value="394.67">
                <text:p>394.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5.78">
                <text:p>455.78</text:p>
              </table:table-cell>
              <table:table-cell office:value-type="float" office:value="109.34">
                <text:p>109.34</text:p>
              </table:table-cell>
              <table:table-cell office:value-type="float" office:value="488.79">
                <text:p>488.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8.35">
                <text:p>268.35</text:p>
              </table:table-cell>
              <table:table-cell office:value-type="float" office:value="108.93">
                <text:p>108.93</text:p>
              </table:table-cell>
              <table:table-cell office:value-type="float" office:value="454.8">
                <text:p>454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0.78">
                <text:p>510.78</text:p>
              </table:table-cell>
              <table:table-cell office:value-type="float" office:value="115.39">
                <text:p>115.39</text:p>
              </table:table-cell>
              <table:table-cell office:value-type="float" office:value="263.87">
                <text:p>263.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.84">
                <text:p>500.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